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Preformatted_20_Text">
      <style:paragraph-properties fo:margin-top="0cm" fo:margin-bottom="0.499cm" style:contextual-spacing="false" style:writing-mode="lr-tb"/>
    </style:style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🔑 Key Concepts of the Project</text:h>
      <text:h text:style-name="Heading_20_3" text:outline-level="3"><text:span text:style-name="Strong_20_Emphasis">1. Environment &amp; Tools</text:span></text:h>
      <text:list text:style-name="L1">
        <text:list-item>
          <text:p text:style-name="P1">Work inside a <text:span text:style-name="Strong_20_Emphasis">virtual machine</text:span>.</text:p>
        </text:list-item>
        <text:list-item>
          <text:p text:style-name="P1">Install and use:</text:p>
          <text:list>
            <text:list-item>
              <text:p text:style-name="P1"><text:span text:style-name="Strong_20_Emphasis">GNS3</text:span> → for network simulation.</text:p>
            </text:list-item>
            <text:list-item>
              <text:p text:style-name="P1"><text:span text:style-name="Strong_20_Emphasis">Docker</text:span> → to create container-based network nodes.</text:p>
            </text:list-item>
          </text:list>
        </text:list-item>
        <text:list-item>
          <text:p text:style-name="P1">Deliverables: configurations, images, and GNS3 project files organized into three parts (<text:span text:style-name="Strong_20_Emphasis">P1, P2, P3</text:span>).</text:p>
        </text:list-item>
      </text:list>
      <text:p text:style-name="Horizontal_20_Line"/>
      <text:h text:style-name="Heading_20_3" text:outline-level="3"><text:span text:style-name="Strong_20_Emphasis">2. Networking Foundations</text:span></text:h>
      <text:list text:style-name="L2">
        <text:list-item>
          <text:p text:style-name="P2"><text:span text:style-name="Strong_20_Emphasis">BGP (Border Gateway Protocol, RFC 4271)</text:span></text:p>
          <text:list>
            <text:list-item>
              <text:p text:style-name="P2">The protocol that powers Internet routing.</text:p>
            </text:list-item>
          </text:list>
        </text:list-item>
        <text:list-item>
          <text:p text:style-name="P2"><text:span text:style-name="Strong_20_Emphasis">MP-BGP (Multiprotocol BGP, RFC 4760)</text:span></text:p>
          <text:list>
            <text:list-item>
              <text:p text:style-name="P2">An extension of BGP to carry multiple types of routing information (IPv4, IPv6, VPNs, EVPN, etc.).</text:p>
            </text:list-item>
          </text:list>
        </text:list-item>
        <text:list-item>
          <text:p text:style-name="P2"><text:span text:style-name="Strong_20_Emphasis">EVPN (Ethernet VPN, RFC 7432)</text:span></text:p>
          <text:list>
            <text:list-item>
              <text:p text:style-name="P2">Used to distribute MAC and host reachability information through BGP.</text:p>
            </text:list-item>
          </text:list>
        </text:list-item>
        <text:list-item>
          <text:p text:style-name="P2"><text:span text:style-name="Strong_20_Emphasis">VXLAN (Virtual eXtensible LAN, RFC 7348)</text:span></text:p>
          <text:list>
            <text:list-item>
              <text:p text:style-name="P2">Encapsulation technology to extend Layer 2 networks over Layer 3 infrastructure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Project Parts</text:span></text:h>
      <text:h text:style-name="Heading_20_4" text:outline-level="4"><text:span text:style-name="Strong_20_Emphasis">Part 1 – GNS3 with Docker</text:span></text:h>
      <text:list text:style-name="L3">
        <text:list-item>
          <text:p text:style-name="P3">Build <text:span text:style-name="Strong_20_Emphasis">two custom Docker images</text:span>:</text:p>
          <text:list>
            <text:list-item>
              <text:p text:style-name="P3">Lightweight system (e.g., Alpine + busybox).</text:p>
            </text:list-item>
            <text:list-item>
              <text:p text:style-name="P3">Routing-capable system with:</text:p>
              <text:list>
                <text:list-item>
                  <text:p text:style-name="P3"><text:span text:style-name="Source_20_Text">zebra</text:span> / <text:span text:style-name="Source_20_Text">quagga</text:span> or equivalent routing software.</text:p>
                </text:list-item>
                <text:list-item>
                  <text:p text:style-name="P3"><text:span text:style-name="Strong_20_Emphasis">BGPd</text:span>, <text:span text:style-name="Strong_20_Emphasis">OSPFd</text:span>, and <text:span text:style-name="Strong_20_Emphasis">IS-IS</text:span> daemons enabled.</text:p>
                </text:list-item>
              </text:list>
            </text:list-item>
          </text:list>
        </text:list-item>
        <text:list-item>
          <text:p text:style-name="P3">Integrate these images into GNS3.</text:p>
        </text:list-item>
        <text:list-item>
          <text:p text:style-name="P3">Machines must be connectable within GNS3 and have <text:span text:style-name="Strong_20_Emphasis">no default IP addresses</text:span>.</text:p>
        </text:list-item>
      </text:list>
      <text:p text:style-name="Horizontal_20_Line"/>
      <text:h text:style-name="Heading_20_4" text:outline-level="4"><text:soft-page-break/><text:span text:style-name="Strong_20_Emphasis">Part 2 – VXLAN Setup</text:span></text:h>
      <text:list text:style-name="L4">
        <text:list-item>
          <text:p text:style-name="P4">Create a <text:span text:style-name="Strong_20_Emphasis">VXLAN overlay network</text:span> (ID 10, e.g. <text:span text:style-name="Source_20_Text">vxlan10</text:span>).</text:p>
        </text:list-item>
        <text:list-item>
          <text:p text:style-name="P4">Configure with:</text:p>
          <text:list>
            <text:list-item>
              <text:p text:style-name="P4">A <text:span text:style-name="Strong_20_Emphasis">bridge</text:span> (<text:span text:style-name="Source_20_Text">br0</text:span>).</text:p>
            </text:list-item>
            <text:list-item>
              <text:p text:style-name="P4">Interfaces mapped into the VXLAN.</text:p>
            </text:list-item>
          </text:list>
        </text:list-item>
        <text:list-item>
          <text:p text:style-name="P4">Two phases:</text:p>
          <text:list>
            <text:list-item>
              <text:p text:style-name="P4"><text:span text:style-name="Strong_20_Emphasis">Static VXLAN</text:span> configuration.</text:p>
            </text:list-item>
            <text:list-item>
              <text:p text:style-name="P4"><text:span text:style-name="Strong_20_Emphasis">Dynamic VXLAN using multicast</text:span> groups (e.g., 239.1.1.1).</text:p>
            </text:list-item>
          </text:list>
        </text:list-item>
        <text:list-item>
          <text:p text:style-name="P4">Verify by observing <text:span text:style-name="Strong_20_Emphasis">MAC learning tables</text:span> and traffic inspection between hosts.</text:p>
        </text:list-item>
      </text:list>
      <text:p text:style-name="Horizontal_20_Line"/>
      <text:h text:style-name="Heading_20_4" text:outline-level="4"><text:span text:style-name="Strong_20_Emphasis">Part 3 – BGP EVPN</text:span></text:h>
      <text:list text:style-name="L5">
        <text:list-item>
          <text:p text:style-name="P5">Extend the VXLAN setup to use <text:span text:style-name="Strong_20_Emphasis">BGP EVPN</text:span> as control plane.</text:p>
        </text:list-item>
        <text:list-item>
          <text:p text:style-name="P5">Design simulates a <text:span text:style-name="Strong_20_Emphasis">datacenter fabric</text:span>:</text:p>
          <text:list>
            <text:list-item>
              <text:p text:style-name="P5"><text:span text:style-name="Strong_20_Emphasis">Leaf nodes (VTEPs)</text:span> connected with a <text:span text:style-name="Strong_20_Emphasis">Route Reflector (RR)</text:span>.</text:p>
            </text:list-item>
            <text:list-item>
              <text:p text:style-name="P5">Routing underlay managed by <text:span text:style-name="Strong_20_Emphasis">OSPF</text:span>.</text:p>
            </text:list-item>
          </text:list>
        </text:list-item>
        <text:list-item>
          <text:p text:style-name="P5">Behavior:</text:p>
          <text:list>
            <text:list-item>
              <text:p text:style-name="P5"><text:span text:style-name="Strong_20_Emphasis">Type 3 routes</text:span> → advertise VNI presence (infrastructure routes).</text:p>
            </text:list-item>
            <text:list-item>
              <text:p text:style-name="P5"><text:span text:style-name="Strong_20_Emphasis">Type 2 routes</text:span> → advertise learned MACs when hosts become active.</text:p>
            </text:list-item>
          </text:list>
        </text:list-item>
        <text:list-item>
          <text:p text:style-name="P5">Demonstration:</text:p>
          <text:list>
            <text:list-item>
              <text:p text:style-name="P5">MAC learning without manual IP assignment.</text:p>
            </text:list-item>
            <text:list-item>
              <text:p text:style-name="P5">End-to-end host connectivity using VXLAN tunnels and BGP EVPN.</text:p>
            </text:list-item>
            <text:list-item>
              <text:p text:style-name="P5">Verification via <text:span text:style-name="Strong_20_Emphasis">ping, routing tables, and traffic capture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Deliverables &amp; Evaluation</text:span></text:h>
      <text:list text:style-name="L6">
        <text:list-item>
          <text:p text:style-name="P6">Organize work in folders at repo root:</text:p>
          <text:list>
            <text:list-item>
              <text:p text:style-name="P6"><text:span text:style-name="Strong_20_Emphasis">P1/</text:span> → GNS3 project + configs for Part 1.</text:p>
            </text:list-item>
            <text:list-item>
              <text:p text:style-name="P6"><text:span text:style-name="Strong_20_Emphasis">P2/</text:span> → VXLAN setup.</text:p>
            </text:list-item>
            <text:list-item>
              <text:p text:style-name="P6"><text:span text:style-name="Strong_20_Emphasis">P3/</text:span> → BGP EVPN setup.</text:p>
            </text:list-item>
          </text:list>
        </text:list-item>
        <text:list-item>
          <text:p text:style-name="P6">Each folder contains:</text:p>
          <text:list>
            <text:list-item>
              <text:p text:style-name="P6"><text:span text:style-name="Source_20_Text">.gns3project</text:span> file.</text:p>
            </text:list-item>
            <text:list-item>
              <text:p text:style-name="P6">Config files for each node (with comments).</text:p>
            </text:list-item>
            <text:list-item>
              <text:p text:style-name="P6"><text:soft-page-break/>Docker images (exported with project).</text:p>
            </text:list-item>
          </text:list>
        </text:list-item>
        <text:list-item>
          <text:p text:style-name="P6">Final repo compressed into ZIP + peer evaluation.</text:p>
        </text:list-item>
      </text:list>
      <text:p text:style-name="Horizontal_20_Line"/>
      <text:p text:style-name="Text_20_body">✅ In short:<text:line-break/>This project progressively teaches <text:span text:style-name="Strong_20_Emphasis">network virtualization concepts</text:span>: starting with containerized routers in GNS3 (P1), building an overlay with <text:span text:style-name="Strong_20_Emphasis">VXLAN</text:span> (P2), and finally adding <text:span text:style-name="Strong_20_Emphasis">BGP EVPN as control-plane</text:span> (P3), mimicking how real datacenter fabrics operate.</text:p>
      <text:p text:style-name="Horizontal_20_Line"/>
      <text:p text:style-name="Text_20_body">Do you want me to also create a <text:span text:style-name="Strong_20_Emphasis">step-by-step learning roadmap</text:span> (like what you should study first: Docker basics → VXLAN theory → BGP EVPN flows) so you can tackle the project systematically?</text:p>
      <text:h text:style-name="Heading_20_5" text:outline-level="5">Vous avez dit :</text:h>
      <text:p text:style-name="Text_20_body">yes</text:p>
      <text:h text:style-name="Heading_20_6" text:outline-level="6">ChatGPT a dit :</text:h>
      <text:p text:style-name="Text_20_body">Perfect 👌 — here’s a <text:span text:style-name="Strong_20_Emphasis">step-by-step learning roadmap</text:span> tailored to your project so you don’t get lost in the new concepts.</text:p>
      <text:p text:style-name="Horizontal_20_Line"/>
      <text:h text:style-name="Heading_20_2" text:outline-level="2">📘 Step-by-Step Roadmap</text:h>
      <text:h text:style-name="Heading_20_3" text:outline-level="3"><text:span text:style-name="Strong_20_Emphasis">Step 1 – Prepare the Lab Environment</text:span></text:h>
      <text:list text:style-name="L7">
        <text:list-item>
          <text:p text:style-name="P7">Install <text:span text:style-name="Strong_20_Emphasis">VirtualBox / VMware</text:span> → create your <text:span text:style-name="Strong_20_Emphasis">VM</text:span>.</text:p>
        </text:list-item>
        <text:list-item>
          <text:p text:style-name="P7">Inside the VM:</text:p>
          <text:list>
            <text:list-item>
              <text:p text:style-name="P7">Install <text:span text:style-name="Strong_20_Emphasis">Docker</text:span>.</text:p>
            </text:list-item>
            <text:list-item>
              <text:p text:style-name="P7">Install <text:span text:style-name="Strong_20_Emphasis">GNS3</text:span> (with Docker integration).</text:p>
            </text:list-item>
          </text:list>
        </text:list-item>
        <text:list-item>
          <text:p text:style-name="P7">Make sure Docker containers run correctly inside GNS3.<text:line-break/>➡️ Goal: Be comfortable launching a container inside GNS3.</text:p>
        </text:list-item>
      </text:list>
      <text:p text:style-name="Horizontal_20_Line"/>
      <text:h text:style-name="Heading_20_3" text:outline-level="3"><text:span text:style-name="Strong_20_Emphasis">Step 2 – Docker &amp; Networking Basics</text:span></text:h>
      <text:list text:style-name="L8">
        <text:list-item>
          <text:p text:style-name="P8">Learn how to <text:span text:style-name="Strong_20_Emphasis">build a custom Docker image</text:span> with a <text:span text:style-name="Source_20_Text">Dockerfile</text:span>.</text:p>
        </text:list-item>
        <text:list-item>
          <text:p text:style-name="P8">Practice:</text:p>
          <text:list>
            <text:list-item>
              <text:p text:style-name="P8">Build a minimal <text:span text:style-name="Strong_20_Emphasis">Alpine + busybox</text:span> image.</text:p>
            </text:list-item>
            <text:list-item>
              <text:p text:style-name="P8">Build a <text:span text:style-name="Strong_20_Emphasis">routing image</text:span> with <text:span text:style-name="Source_20_Text">frr</text:span> (modern replacement for quagga/zebra).</text:p>
              <text:list>
                <text:list-item>
                  <text:p text:style-name="P8">Enable <text:span text:style-name="Source_20_Text">bgpd</text:span>, <text:span text:style-name="Source_20_Text">ospfd</text:span>, <text:span text:style-name="Source_20_Text">isisd</text:span>.</text:p>
                </text:list-item>
              </text:list>
            </text:list-item>
          </text:list>
        </text:list-item>
        <text:list-item>
          <text:p text:style-name="P8"><text:soft-page-break/>Test: Run the container, enter it with <text:span text:style-name="Source_20_Text">docker exec -it</text:span>, and verify routing daemons start.<text:line-break/>➡️ Goal: Have two working Docker images for Part 1.</text:p>
        </text:list-item>
      </text:list>
      <text:p text:style-name="Horizontal_20_Line"/>
      <text:h text:style-name="Heading_20_3" text:outline-level="3"><text:span text:style-name="Strong_20_Emphasis">Step 3 – GNS3 with Docker Images (Part 1)</text:span></text:h>
      <text:list text:style-name="L9">
        <text:list-item>
          <text:p text:style-name="P9">Import your custom images into GNS3.</text:p>
        </text:list-item>
        <text:list-item>
          <text:p text:style-name="P9">Create a <text:span text:style-name="Strong_20_Emphasis">simple 2-node topology</text:span> (<text:span text:style-name="Emphasis">yourlogin-1, yourlogin-2</text:span>).</text:p>
        </text:list-item>
        <text:list-item>
          <text:p text:style-name="P9">Verify:</text:p>
          <text:list>
            <text:list-item>
              <text:p text:style-name="P9">Can you console into them?</text:p>
            </text:list-item>
            <text:list-item>
              <text:p text:style-name="P9">Can you configure interfaces manually?<text:line-break/>➡️ Deliverable: P1 project + configs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4 – Understand VXLAN (Theory)</text:span></text:h>
      <text:list text:style-name="L10">
        <text:list-item>
          <text:p text:style-name="P10">Study <text:span text:style-name="Strong_20_Emphasis">VXLAN basics (RFC 7348)</text:span>:</text:p>
          <text:list>
            <text:list-item>
              <text:p text:style-name="P10">VXLAN encapsulates Layer 2 into UDP packets.</text:p>
            </text:list-item>
            <text:list-item>
              <text:p text:style-name="P10"><text:span text:style-name="Strong_20_Emphasis">VNI</text:span> = VXLAN Network Identifier (like VLAN ID, but 24-bit).</text:p>
            </text:list-item>
            <text:list-item>
              <text:p text:style-name="P10"><text:span text:style-name="Strong_20_Emphasis">VTEP</text:span> = VXLAN Tunnel Endpoint (the router that encapsulates/decapsulates traffic).</text:p>
            </text:list-item>
          </text:list>
        </text:list-item>
        <text:list-item>
          <text:p text:style-name="P10">Static VXLAN: configure <text:span text:style-name="Source_20_Text">vxlan10</text:span> interface manually.</text:p>
        </text:list-item>
        <text:list-item>
          <text:p text:style-name="P10">Dynamic VXLAN: use <text:span text:style-name="Strong_20_Emphasis">multicast groups</text:span> to auto-discover peers.<text:line-break/>➡️ Key command: <text:span text:style-name="Source_20_Text">ip link add vxlan10 type vxlan id 10 dev eth0 group 239.1.1.1 dstport 4789</text:span>.</text:p>
        </text:list-item>
      </text:list>
      <text:p text:style-name="Horizontal_20_Line"/>
      <text:h text:style-name="Heading_20_3" text:outline-level="3"><text:span text:style-name="Strong_20_Emphasis">Step 5 – Configure VXLAN in GNS3 (Part 2)</text:span></text:h>
      <text:list text:style-name="L11">
        <text:list-item>
          <text:p text:style-name="P11">Build topology with 2–3 nodes.</text:p>
        </text:list-item>
        <text:list-item>
          <text:p text:style-name="P11">Create <text:span text:style-name="Source_20_Text">br0</text:span> bridges, attach <text:span text:style-name="Source_20_Text">vxlan10</text:span> interfaces.</text:p>
        </text:list-item>
        <text:list-item>
          <text:p text:style-name="P11">Verify:</text:p>
          <text:list>
            <text:list-item>
              <text:p text:style-name="P11">Check MAC learning with <text:span text:style-name="Source_20_Text">bridge fdb show</text:span>.</text:p>
            </text:list-item>
            <text:list-item>
              <text:p text:style-name="P11">Use <text:span text:style-name="Source_20_Text">tcpdump</text:span> to observe VXLAN encapsulation (UDP/4789).<text:line-break/>➡️ Deliverable: P2 project + configs (static + multicast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6 – Understand BGP EVPN (Theory)</text:span></text:h>
      <text:list text:style-name="L12">
        <text:list-item>
          <text:p text:style-name="P12"><text:span text:style-name="Strong_20_Emphasis">EVPN (RFC 7432)</text:span> = BGP address family to advertise MAC/IP bindings.</text:p>
        </text:list-item>
        <text:list-item>
          <text:p text:style-name="P12"><text:soft-page-break/>Key BGP EVPN route types:</text:p>
          <text:list>
            <text:list-item>
              <text:p text:style-name="P12"><text:span text:style-name="Strong_20_Emphasis">Type 3</text:span> → broadcast domain (VNI advertisement).</text:p>
            </text:list-item>
            <text:list-item>
              <text:p text:style-name="P12"><text:span text:style-name="Strong_20_Emphasis">Type 2</text:span> → MAC/IP advertisement (host discovery).</text:p>
            </text:list-item>
          </text:list>
        </text:list-item>
        <text:list-item>
          <text:p text:style-name="P12">Concept of <text:span text:style-name="Strong_20_Emphasis">Route Reflector (RR)</text:span>:</text:p>
          <text:list>
            <text:list-item>
              <text:p text:style-name="P12">Simplifies BGP full-mesh by centralizing routes.</text:p>
            </text:list-item>
          </text:list>
        </text:list-item>
        <text:list-item>
          <text:p text:style-name="P12">Underlay: use <text:span text:style-name="Strong_20_Emphasis">OSPF</text:span> for connectivity between VTEPs.</text:p>
        </text:list-item>
        <text:list-item>
          <text:p text:style-name="P12">Overlay: use <text:span text:style-name="Strong_20_Emphasis">BGP EVPN</text:span> for VXLAN control plane.</text:p>
        </text:list-item>
      </text:list>
      <text:p text:style-name="Horizontal_20_Line"/>
      <text:h text:style-name="Heading_20_3" text:outline-level="3"><text:span text:style-name="Strong_20_Emphasis">Step 7 – Configure BGP EVPN in GNS3 (Part 3)</text:span></text:h>
      <text:list text:style-name="L13">
        <text:list-item>
          <text:p text:style-name="P13">Build datacenter topology with <text:span text:style-name="Strong_20_Emphasis">leaf VTEPs + RR</text:span>.</text:p>
        </text:list-item>
        <text:list-item>
          <text:p text:style-name="P13">Steps:</text:p>
          <text:list>
            <text:list-item>
              <text:p text:style-name="P13">Configure <text:span text:style-name="Strong_20_Emphasis">OSPF</text:span> underlay so VTEPs can reach each other.</text:p>
            </text:list-item>
            <text:list-item>
              <text:p text:style-name="P13">Configure <text:span text:style-name="Strong_20_Emphasis">BGP EVPN</text:span> session with RR.</text:p>
            </text:list-item>
            <text:list-item>
              <text:p text:style-name="P13">Bind VXLAN VNI (10) to BGP EVPN.</text:p>
            </text:list-item>
          </text:list>
        </text:list-item>
        <text:list-item>
          <text:p text:style-name="P13">Verify:</text:p>
          <text:list>
            <text:list-item>
              <text:p text:style-name="P13"><text:span text:style-name="Source_20_Text">show bgp l2vpn evpn</text:span> (see Type 3 routes for VNI).</text:p>
            </text:list-item>
            <text:list-item>
              <text:p text:style-name="P13">Start hosts, check <text:span text:style-name="Strong_20_Emphasis">Type 2 routes</text:span> appear (MAC learning).</text:p>
            </text:list-item>
            <text:list-item>
              <text:p text:style-name="P13">Ping between hosts → traffic goes over VXLAN tunnel.<text:line-break/>➡️ Deliverable: P3 project + configs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8 – Organize &amp; Deliver</text:span></text:h>
      <text:list text:style-name="L14">
        <text:list-item>
          <text:p text:style-name="P14">Clean and comment all configs.</text:p>
        </text:list-item>
        <text:list-item>
          <text:p text:style-name="P14">Ensure folder structure:</text:p>
          <text:list>
            <text:list-item>
              <text:p text:style-name="P14"><text:span text:style-name="Source_20_Text">P1/</text:span>, <text:span text:style-name="Source_20_Text">P2/</text:span>, <text:span text:style-name="Source_20_Text">P3/</text:span> each with <text:span text:style-name="Source_20_Text">.gns3project</text:span> + configs.</text:p>
            </text:list-item>
          </text:list>
        </text:list-item>
        <text:list-item>
          <text:p text:style-name="P14">Export projects (ZIP) including images.</text:p>
        </text:list-item>
        <text:list-item>
          <text:p text:style-name="P14">Push to Git repo for evaluation.</text:p>
        </text:list-item>
      </text:list>
      <text:p text:style-name="Horizontal_20_Line"/>
      <text:h text:style-name="Heading_20_2" text:outline-level="2">🔑 Study Sequence (Minimal Theory)</text:h>
      <text:list text:style-name="L15">
        <text:list-item>
          <text:p text:style-name="P15"><text:span text:style-name="Strong_20_Emphasis">Docker basics</text:span> → containers, networking, Dockerfile.</text:p>
        </text:list-item>
        <text:list-item>
          <text:p text:style-name="P15"><text:span text:style-name="Strong_20_Emphasis">GNS3 with Docker</text:span> → how to integrate containers.</text:p>
        </text:list-item>
        <text:list-item>
          <text:p text:style-name="P15"><text:span text:style-name="Strong_20_Emphasis">Routing daemons (FRR/quagga)</text:span> → bgpd, ospfd, isisd.</text:p>
        </text:list-item>
        <text:list-item>
          <text:p text:style-name="P15"><text:soft-page-break/><text:span text:style-name="Strong_20_Emphasis">VXLAN theory</text:span> → encapsulation, VTEP, multicast.</text:p>
        </text:list-item>
        <text:list-item>
          <text:p text:style-name="P15"><text:span text:style-name="Strong_20_Emphasis">EVPN with BGP</text:span> → route types, control plane vs data plane.</text:p>
        </text:list-item>
      </text:list>
      <text:p text:style-name="Horizontal_20_Line"/>
      <text:p text:style-name="Text_20_body">👉 My suggestion: practice <text:span text:style-name="Strong_20_Emphasis">Part 1 end-to-end quickly</text:span> (even if configs are basic). Once you see your containers running in GNS3, VXLAN + EVPN concepts will be much easier to grasp.</text:p>
      <text:p text:style-name="Horizontal_20_Line"/>
      <text:p text:style-name="Text_20_body">Do you want me to also draft a <text:span text:style-name="Strong_20_Emphasis">minimal set of configuration templates</text:span> (like example FRR configs for OSPF, BGP EVPN, VXLAN) so you can reuse them in your project?</text:p>
      <text:h text:style-name="Heading_20_5" text:outline-level="5">Vous avez dit :</text:h>
      <text:p text:style-name="Text_20_body">yes</text:p>
      <text:h text:style-name="Heading_20_6" text:outline-level="6">ChatGPT a dit :</text:h>
      <text:p text:style-name="Text_20_body">Great — let’s prepare a <text:span text:style-name="Strong_20_Emphasis">minimal config template kit</text:span> for you 🚀.<text:line-break/>I’ll use <text:span text:style-name="Strong_20_Emphasis">FRRouting (FRR)</text:span> since it’s modern and actively maintained (you can also use Quagga/Zebra, but FRR is better).</text:p>
      <text:p text:style-name="Horizontal_20_Line"/>
      <text:h text:style-name="Heading_20_1" text:outline-level="1">⚙️ Minimal Config Templates for the Project</text:h>
      <text:p text:style-name="Horizontal_20_Line"/>
      <text:h text:style-name="Heading_20_2" text:outline-level="2"><text:span text:style-name="Strong_20_Emphasis">1. Base Docker Container Setup</text:span></text:h>
      <text:p text:style-name="Text_20_body">Your FRR container should include:</text:p>
      <text:list text:style-name="L16">
        <text:list-item>
          <text:p text:style-name="P16"><text:span text:style-name="Source_20_Text">frr</text:span> package installed.</text:p>
        </text:list-item>
        <text:list-item>
          <text:p text:style-name="P16">Configs stored in <text:span text:style-name="Source_20_Text">/etc/frr/</text:span>.</text:p>
        </text:list-item>
        <text:list-item>
          <text:p text:style-name="P16">Enable daemons in <text:span text:style-name="Source_20_Text">/etc/frr/daemons</text:span>:</text:p>
        </text:list-item>
      </text:list>
      <text:p text:style-name="P17"><text:span text:style-name="Source_20_Text">bgpd=yes</text:span></text:p>
      <text:p text:style-name="P18"><text:span text:style-name="Source_20_Text">ospfd=yes</text:span></text:p>
      <text:p text:style-name="P18"><text:span text:style-name="Source_20_Text">isisd=yes</text:span></text:p>
      <text:p text:style-name="P19"><text:span text:style-name="Source_20_Text">zebra=yes</text:span></text:p>
      <text:p text:style-name="Horizontal_20_Line"/>
      <text:h text:style-name="Heading_20_2" text:outline-level="2"><text:span text:style-name="Strong_20_Emphasis">2. Base FRR Template (common to all routers)</text:span></text:h>
      <text:p text:style-name="Text_20_body"><text:span text:style-name="Emphasis">File: </text:span><text:span text:style-name="Emphasis"><text:span text:style-name="Source_20_Text">/etc/frr/frr.conf</text:span></text:span></text:p>
      <text:p text:style-name="P17"><text:span text:style-name="Source_20_Text">hostname &lt;router-name&gt;</text:span></text:p>
      <text:p text:style-name="P18"><text:span text:style-name="Source_20_Text">service integrated-vtysh-config</text:span></text:p>
      <text:p text:style-name="P18"><text:span text:style-name="Source_20_Text">!</text:span></text:p>
      <text:p text:style-name="P18"><text:span text:style-name="Source_20_Text"># Enable logging</text:span></text:p>
      <text:p text:style-name="P18"><text:span text:style-name="Source_20_Text">log syslog informational</text:span></text:p>
      <text:p text:style-name="P18"><text:span text:style-name="Source_20_Text">!</text:span></text:p>
      <text:p text:style-name="P18"><text:span text:style-name="Source_20_Text"># Example interface</text:span></text:p>
      <text:p text:style-name="P18"><text:soft-page-break/><text:span text:style-name="Source_20_Text">interface eth0</text:span></text:p>
      <text:p text:style-name="P18"><text:span text:style-name="Source_20_Text"><text:s/>description Link to underlay</text:span></text:p>
      <text:p text:style-name="P18"><text:span text:style-name="Source_20_Text"><text:s/>ip address 10.0.0.1/24</text:span></text:p>
      <text:p text:style-name="P18"><text:span text:style-name="Source_20_Text"><text:s/>no shutdown</text:span></text:p>
      <text:p text:style-name="P18"><text:span text:style-name="Source_20_Text">!</text:span></text:p>
      <text:p text:style-name="P18"><text:span text:style-name="Source_20_Text">router ospf</text:span></text:p>
      <text:p text:style-name="P18"><text:span text:style-name="Source_20_Text"><text:s/>router-id 1.1.1.1</text:span></text:p>
      <text:p text:style-name="P18"><text:span text:style-name="Source_20_Text"><text:s/>network 10.0.0.0/24 area 0</text:span></text:p>
      <text:p text:style-name="P18"><text:span text:style-name="Source_20_Text">!</text:span></text:p>
      <text:p text:style-name="P19"><text:span text:style-name="Source_20_Text">line vty</text:span></text:p>
      <text:p text:style-name="Text_20_body">👉 Replace IPs and router-id for each node.<text:line-break/>➡️ This gives you <text:span text:style-name="Strong_20_Emphasis">OSPF underlay</text:span> connectivity (Part 3 base).</text:p>
      <text:p text:style-name="Horizontal_20_Line"/>
      <text:h text:style-name="Heading_20_2" text:outline-level="2"><text:span text:style-name="Strong_20_Emphasis">3. VXLAN Configuration (Part 2)</text:span></text:h>
      <text:p text:style-name="Text_20_body">You’ll need Linux networking commands (outside FRR).<text:line-break/>Example for <text:span text:style-name="Strong_20_Emphasis">host router</text:span>:</text:p>
      <text:p text:style-name="P17"><text:span text:style-name="Source_20_Text"># Create bridge</text:span></text:p>
      <text:p text:style-name="P18"><text:span text:style-name="Source_20_Text">ip link add br0 type bridge</text:span></text:p>
      <text:p text:style-name="P18"><text:span text:style-name="Source_20_Text">ip link set br0 up</text:span></text:p>
      <text:p text:style-name="P18"/>
      <text:p text:style-name="P18"><text:span text:style-name="Source_20_Text"># Create VXLAN interface</text:span></text:p>
      <text:p text:style-name="P18"><text:span text:style-name="Source_20_Text">ip link add vxlan10 type vxlan id 10 dev eth0 dstport 4789 \</text:span></text:p>
      <text:p text:style-name="P18"><text:span text:style-name="Source_20_Text"><text:s text:c="4"/>group 239.1.1.1</text:span></text:p>
      <text:p text:style-name="P18"/>
      <text:p text:style-name="P18"><text:span text:style-name="Source_20_Text"># Attach VXLAN to bridge</text:span></text:p>
      <text:p text:style-name="P18"><text:span text:style-name="Source_20_Text">ip link set vxlan10 master br0</text:span></text:p>
      <text:p text:style-name="P19"><text:span text:style-name="Source_20_Text">ip link set vxlan10 up</text:span></text:p>
      <text:p text:style-name="Text_20_body">👉 Verify with:</text:p>
      <text:p text:style-name="P17"><text:span text:style-name="Source_20_Text">bridge fdb show</text:span></text:p>
      <text:p text:style-name="P19"><text:span text:style-name="Source_20_Text">tcpdump -i eth0 udp port 4789</text:span></text:p>
      <text:p text:style-name="Horizontal_20_Line"/>
      <text:h text:style-name="Heading_20_2" text:outline-level="2"><text:span text:style-name="Strong_20_Emphasis">4. BGP EVPN Config (Part 3)</text:span></text:h>
      <text:h text:style-name="Heading_20_3" text:outline-level="3"><text:span text:style-name="Strong_20_Emphasis">Route Reflector (RR)</text:span></text:h>
      <text:p text:style-name="P17"><text:span text:style-name="Source_20_Text">hostname RR</text:span></text:p>
      <text:p text:style-name="P18"><text:span text:style-name="Source_20_Text">service integrated-vtysh-config</text:span></text:p>
      <text:p text:style-name="P18"><text:span text:style-name="Source_20_Text">!</text:span></text:p>
      <text:p text:style-name="P18"><text:span text:style-name="Source_20_Text">router bgp 65000</text:span></text:p>
      <text:p text:style-name="P18"><text:span text:style-name="Source_20_Text"><text:s/>bgp router-id 1.1.1.100</text:span></text:p>
      <text:p text:style-name="P18"><text:span text:style-name="Source_20_Text"><text:s/>neighbor UNDERLAY peer-group</text:span></text:p>
      <text:p text:style-name="P18"><text:span text:style-name="Source_20_Text"><text:s/>neighbor UNDERLAY remote-as 65000</text:span></text:p>
      <text:p text:style-name="P18"><text:span text:style-name="Source_20_Text"><text:s/>neighbor UNDERLAY update-source lo</text:span></text:p>
      <text:p text:style-name="P18"><text:span text:style-name="Source_20_Text"><text:s/>!</text:span></text:p>
      <text:p text:style-name="P18"><text:span text:style-name="Source_20_Text"><text:s/>address-family l2vpn evpn</text:span></text:p>
      <text:p text:style-name="P18"><text:span text:style-name="Source_20_Text"><text:s text:c="2"/>neighbor UNDERLAY activate</text:span></text:p>
      <text:p text:style-name="P18"><text:span text:style-name="Source_20_Text"><text:s/>exit-address-family</text:span></text:p>
      <text:p text:style-name="P18"><text:span text:style-name="Source_20_Text">!</text:span></text:p>
      <text:p text:style-name="P19"><text:span text:style-name="Source_20_Text">line vty</text:span></text:p>
      <text:p text:style-name="Horizontal_20_Line"><text:soft-page-break/></text:p>
      <text:h text:style-name="Heading_20_3" text:outline-level="3"><text:span text:style-name="Strong_20_Emphasis">Leaf / VTEP Router</text:span></text:h>
      <text:p text:style-name="P17"><text:span text:style-name="Source_20_Text">hostname LEAF1</text:span></text:p>
      <text:p text:style-name="P18"><text:span text:style-name="Source_20_Text">service integrated-vtysh-config</text:span></text:p>
      <text:p text:style-name="P18"><text:span text:style-name="Source_20_Text">!</text:span></text:p>
      <text:p text:style-name="P18"><text:span text:style-name="Source_20_Text">interface eth0</text:span></text:p>
      <text:p text:style-name="P18"><text:span text:style-name="Source_20_Text"><text:s/>ip address 10.0.0.2/24</text:span></text:p>
      <text:p text:style-name="P18"><text:span text:style-name="Source_20_Text">!</text:span></text:p>
      <text:p text:style-name="P18"><text:span text:style-name="Source_20_Text">interface lo</text:span></text:p>
      <text:p text:style-name="P18"><text:span text:style-name="Source_20_Text"><text:s/>ip address 1.1.1.1/32</text:span></text:p>
      <text:p text:style-name="P18"><text:span text:style-name="Source_20_Text">!</text:span></text:p>
      <text:p text:style-name="P18"><text:span text:style-name="Source_20_Text">router ospf</text:span></text:p>
      <text:p text:style-name="P18"><text:span text:style-name="Source_20_Text"><text:s/>router-id 1.1.1.1</text:span></text:p>
      <text:p text:style-name="P18"><text:span text:style-name="Source_20_Text"><text:s/>network 10.0.0.0/24 area 0</text:span></text:p>
      <text:p text:style-name="P18"><text:span text:style-name="Source_20_Text">!</text:span></text:p>
      <text:p text:style-name="P18"><text:span text:style-name="Source_20_Text">router bgp 65000</text:span></text:p>
      <text:p text:style-name="P18"><text:span text:style-name="Source_20_Text"><text:s/>bgp router-id 1.1.1.1</text:span></text:p>
      <text:p text:style-name="P18"><text:span text:style-name="Source_20_Text"><text:s/>neighbor RR remote-as 65000</text:span></text:p>
      <text:p text:style-name="P18"><text:span text:style-name="Source_20_Text"><text:s/>neighbor RR update-source lo</text:span></text:p>
      <text:p text:style-name="P18"><text:span text:style-name="Source_20_Text"><text:s/>!</text:span></text:p>
      <text:p text:style-name="P18"><text:span text:style-name="Source_20_Text"><text:s/>address-family l2vpn evpn</text:span></text:p>
      <text:p text:style-name="P18"><text:span text:style-name="Source_20_Text"><text:s text:c="2"/>neighbor RR activate</text:span></text:p>
      <text:p text:style-name="P18"><text:span text:style-name="Source_20_Text"><text:s text:c="2"/>advertise-all-vni</text:span></text:p>
      <text:p text:style-name="P18"><text:span text:style-name="Source_20_Text"><text:s/>exit-address-family</text:span></text:p>
      <text:p text:style-name="P18"><text:span text:style-name="Source_20_Text">!</text:span></text:p>
      <text:p text:style-name="P18"><text:span text:style-name="Source_20_Text"># Bind VNI to bridge domain</text:span></text:p>
      <text:p text:style-name="P18"><text:span text:style-name="Source_20_Text">evpn</text:span></text:p>
      <text:p text:style-name="P18"><text:span text:style-name="Source_20_Text"><text:s/>vni 10 l2</text:span></text:p>
      <text:p text:style-name="P18"><text:span text:style-name="Source_20_Text"><text:s text:c="2"/>bridge br0</text:span></text:p>
      <text:p text:style-name="P18"><text:span text:style-name="Source_20_Text">!</text:span></text:p>
      <text:p text:style-name="P19"><text:span text:style-name="Source_20_Text">line vty</text:span></text:p>
      <text:p text:style-name="Horizontal_20_Line"/>
      <text:h text:style-name="Heading_20_2" text:outline-level="2"><text:span text:style-name="Strong_20_Emphasis">5. Verification Commands</text:span></text:h>
      <text:p text:style-name="Text_20_body">Inside FRR (<text:span text:style-name="Source_20_Text">vtysh</text:span>):</text:p>
      <text:list text:style-name="L17">
        <text:list-item>
          <text:p text:style-name="P20"><text:span text:style-name="Source_20_Text">show ip ospf neighbor</text:span> → OSPF adjacency.</text:p>
        </text:list-item>
        <text:list-item>
          <text:p text:style-name="P20"><text:span text:style-name="Source_20_Text">show bgp l2vpn evpn summary</text:span> → check EVPN peers.</text:p>
        </text:list-item>
        <text:list-item>
          <text:p text:style-name="P20"><text:span text:style-name="Source_20_Text">show bgp l2vpn evpn</text:span> → see Type 2 &amp; Type 3 routes.</text:p>
        </text:list-item>
        <text:list-item>
          <text:p text:style-name="P20"><text:span text:style-name="Source_20_Text">show evpn vni</text:span> → see VXLANs.</text:p>
        </text:list-item>
      </text:list>
      <text:p text:style-name="Text_20_body">On Linux host:</text:p>
      <text:list text:style-name="L18">
        <text:list-item>
          <text:p text:style-name="P21"><text:span text:style-name="Source_20_Text">bridge fdb show</text:span> → learned MACs.</text:p>
        </text:list-item>
        <text:list-item>
          <text:p text:style-name="P21"><text:span text:style-name="Source_20_Text">ping</text:span> between hosts → test connectivity.</text:p>
        </text:list-item>
        <text:list-item>
          <text:p text:style-name="P21"><text:span text:style-name="Source_20_Text">tcpdump -i eth0 udp port 4789</text:span> → see VXLAN encapsulation.</text:p>
        </text:list-item>
      </text:list>
      <text:p text:style-name="Horizontal_20_Line"/>
      <text:h text:style-name="Heading_20_1" text:outline-level="1"><text:soft-page-break/>✅ Minimal Workflow for Your Project</text:h>
      <text:list text:style-name="L19">
        <text:list-item>
          <text:p text:style-name="P22"><text:span text:style-name="Strong_20_Emphasis">Part 1</text:span>: Import your Alpine + FRR images into GNS3. Test console access.</text:p>
        </text:list-item>
        <text:list-item>
          <text:p text:style-name="P22"><text:span text:style-name="Strong_20_Emphasis">Part 2</text:span>: Configure VXLAN manually with bridges + multicast. Test MAC learning.</text:p>
        </text:list-item>
        <text:list-item>
          <text:p text:style-name="P22"><text:span text:style-name="Strong_20_Emphasis">Part 3</text:span>: Add FRR configs for OSPF + BGP EVPN. Test Type 3 routes first, then add hosts and see Type 2 routes appear.</text:p>
        </text:list-item>
      </text:list>
      <text:p text:style-name="Horizontal_20_Line"/>
      <text:p text:style-name="Text_20_body">👉 Do you want me to also provide a <text:span text:style-name="Strong_20_Emphasis">sample GNS3 topology diagram</text:span> (with node names &amp; links) for Part 2 and Part 3 so you have a visual guide while building configs?</text:p>
      <text:h text:style-name="Heading_20_5" text:outline-level="5">Vous avez dit :</text:h>
      <text:p text:style-name="Text_20_body">yes</text:p>
      <text:h text:style-name="Heading_20_6" text:outline-level="6">ChatGPT a dit :</text:h>
      <text:p text:style-name="Text_20_body">Perfect 👍 let’s design <text:span text:style-name="Strong_20_Emphasis">visual topology guides</text:span> for your project.<text:line-break/>I’ll describe them clearly so you can reproduce them directly in <text:span text:style-name="Strong_20_Emphasis">GNS3</text:span>.</text:p>
      <text:p text:style-name="Horizontal_20_Line"/>
      <text:h text:style-name="Heading_20_1" text:outline-level="1">🖥️ GNS3 Topology Diagrams</text:h>
      <text:p text:style-name="Horizontal_20_Line"/>
      <text:h text:style-name="Heading_20_2" text:outline-level="2"><text:span text:style-name="Strong_20_Emphasis">🔹 Part 2 – VXLAN (Static + Multicast)</text:span></text:h>
      <text:h text:style-name="Heading_20_3" text:outline-level="3">Topology</text:h>
      <text:p text:style-name="P17"><text:span text:style-name="Source_20_Text"><text:s text:c="7"/>+------------------+ <text:s text:c="22"/>+------------------+</text:span></text:p>
      <text:p text:style-name="P18"><text:span text:style-name="Source_20_Text"><text:s text:c="7"/>| <text:s text:c="2"/>_yourlogin-1 <text:s text:c="2"/>| <text:s text:c="22"/>| <text:s text:c="2"/>_yourlogin-2 <text:s text:c="2"/>|</text:span></text:p>
      <text:p text:style-name="P18"><text:span text:style-name="Source_20_Text"><text:s text:c="7"/>| <text:s text:c="2"/>(VTEP / Host) <text:s/>| <text:s text:c="22"/>| <text:s text:c="2"/>(VTEP / Host) <text:s/>|</text:span></text:p>
      <text:p text:style-name="P18"><text:span text:style-name="Source_20_Text"><text:s text:c="7"/>+--------+---------+ <text:s text:c="22"/>+---------+--------+</text:span></text:p>
      <text:p text:style-name="P18"><text:span text:style-name="Source_20_Text"><text:s text:c="16"/>| <text:s text:c="42"/>|</text:span></text:p>
      <text:p text:style-name="P18"><text:span text:style-name="Source_20_Text"><text:s text:c="12"/>(eth0) <text:s text:c="38"/>(eth0)</text:span></text:p>
      <text:p text:style-name="P18"><text:span text:style-name="Source_20_Text"><text:s text:c="16"/>| <text:s text:c="42"/>|</text:span></text:p>
      <text:p text:style-name="P18"><text:span text:style-name="Source_20_Text"><text:s text:c="9"/>=======+===========================================+=======</text:span></text:p>
      <text:p text:style-name="P18"><text:span text:style-name="Source_20_Text"><text:s text:c="23"/>Underlay Network (10.0.0.0/24)</text:span></text:p>
      <text:p text:style-name="P18"><text:span text:style-name="Source_20_Text"><text:s text:c="23"/>VXLAN 10 over UDP/4789</text:span></text:p>
      <text:p text:style-name="P19"><text:span text:style-name="Source_20_Text"><text:s text:c="23"/>Multicast group: 239.1.1.1</text:span></text:p>
      <text:h text:style-name="Heading_20_3" text:outline-level="3">Notes</text:h>
      <text:list text:style-name="L20">
        <text:list-item>
          <text:p text:style-name="P23">Each host has:</text:p>
          <text:list>
            <text:list-item>
              <text:p text:style-name="P23"><text:span text:style-name="Source_20_Text">br0</text:span> (Linux bridge).</text:p>
            </text:list-item>
            <text:list-item>
              <text:p text:style-name="P23"><text:span text:style-name="Source_20_Text">vxlan10</text:span> interface attached to <text:span text:style-name="Source_20_Text">br0</text:span>.</text:p>
            </text:list-item>
          </text:list>
        </text:list-item>
        <text:list-item>
          <text:p text:style-name="P23">Overlay traffic (hosts) will flow through VXLAN tunnels.</text:p>
        </text:list-item>
        <text:list-item>
          <text:p text:style-name="P23">Underlay = direct Ethernet or routed link in GNS3.</text:p>
        </text:list-item>
      </text:list>
      <text:p text:style-name="Horizontal_20_Line"/>
      <text:h text:style-name="Heading_20_2" text:outline-level="2"><text:soft-page-break/><text:span text:style-name="Strong_20_Emphasis">🔹 Part 3 – BGP EVPN with Route Reflector</text:span></text:h>
      <text:h text:style-name="Heading_20_3" text:outline-level="3">Topology</text:h>
      <text:p text:style-name="P17"><text:span text:style-name="Source_20_Text"><text:s text:c="24"/>+-------------------+</text:span></text:p>
      <text:p text:style-name="P18"><text:span text:style-name="Source_20_Text"><text:s text:c="24"/>| <text:s text:c="6"/>RR <text:s text:c="9"/>|</text:span></text:p>
      <text:p text:style-name="P18"><text:span text:style-name="Source_20_Text"><text:s text:c="24"/>| <text:s/>(Route Reflector)|</text:span></text:p>
      <text:p text:style-name="P18"><text:span text:style-name="Source_20_Text"><text:s text:c="24"/>| <text:s text:c="2"/>lo: 1.1.1.100 <text:s text:c="2"/>|</text:span></text:p>
      <text:p text:style-name="P18"><text:span text:style-name="Source_20_Text"><text:s text:c="24"/>+---------+---------+</text:span></text:p>
      <text:p text:style-name="P18"><text:span text:style-name="Source_20_Text"><text:s text:c="34"/>|</text:span></text:p>
      <text:p text:style-name="P18"><text:span text:style-name="Source_20_Text"><text:s text:c="19"/>OSPF Underlay (10.0.0.0/24)</text:span></text:p>
      <text:p text:style-name="P18"><text:span text:style-name="Source_20_Text"><text:s text:c="34"/>|</text:span></text:p>
      <text:p text:style-name="P18"><text:span text:style-name="Source_20_Text"><text:s text:c="8"/>------------------------------------------------------</text:span></text:p>
      <text:p text:style-name="P18"><text:span text:style-name="Source_20_Text"><text:s text:c="8"/>| <text:s text:c="23"/>| <text:s text:c="24"/>|</text:span></text:p>
      <text:p text:style-name="P18"><text:span text:style-name="Source_20_Text">+-------+-------+ <text:s text:c="7"/>+-------+-------+ <text:s text:c="8"/>+-------+-------+</text:span></text:p>
      <text:p text:style-name="P18"><text:span text:style-name="Source_20_Text">| <text:s text:c="2"/>VTEP 1 <text:s text:c="5"/>| <text:s text:c="7"/>| <text:s text:c="2"/>VTEP 2 <text:s text:c="5"/>| <text:s text:c="8"/>| <text:s text:c="2"/>VTEP 3 <text:s text:c="5"/>|</text:span></text:p>
      <text:p text:style-name="P18"><text:span text:style-name="Source_20_Text">| lo: 1.1.1.1 <text:s text:c="2"/>| <text:s text:c="7"/>| lo: 1.1.1.2 <text:s text:c="2"/>| <text:s text:c="8"/>| lo: 1.1.1.3 <text:s text:c="2"/>|</text:span></text:p>
      <text:p text:style-name="P18"><text:span text:style-name="Source_20_Text">| br0 + vxlan10 | <text:s text:c="7"/>| br0 + vxlan10 | <text:s text:c="8"/>| br0 + vxlan10 |</text:span></text:p>
      <text:p text:style-name="P18"><text:span text:style-name="Source_20_Text">+-------+-------+ <text:s text:c="7"/>+-------+-------+ <text:s text:c="8"/>+-------+-------+</text:span></text:p>
      <text:p text:style-name="P18"><text:span text:style-name="Source_20_Text"><text:s text:c="8"/>| <text:s text:c="23"/>| <text:s text:c="24"/>|</text:span></text:p>
      <text:p text:style-name="P19"><text:span text:style-name="Source_20_Text"><text:s text:c="3"/>host1 (_login-1_host) <text:s text:c="2"/>host2 (_login-2_host) <text:s text:c="4"/>host3 (_login-3_host)</text:span></text:p>
      <text:h text:style-name="Heading_20_3" text:outline-level="3">Notes</text:h>
      <text:list text:style-name="L21">
        <text:list-item>
          <text:p text:style-name="P24"><text:span text:style-name="Strong_20_Emphasis">Underlay:</text:span></text:p>
          <text:list>
            <text:list-item>
              <text:p text:style-name="P24">All VTEPs + RR connected with OSPF (IPv4 loopbacks advertised).</text:p>
            </text:list-item>
          </text:list>
        </text:list-item>
        <text:list-item>
          <text:p text:style-name="P24"><text:span text:style-name="Strong_20_Emphasis">Overlay (EVPN):</text:span></text:p>
          <text:list>
            <text:list-item>
              <text:p text:style-name="P24">BGP sessions to RR over loopback (1.1.1.x).</text:p>
            </text:list-item>
            <text:list-item>
              <text:p text:style-name="P24">VXLAN VNI 10 mapped to EVPN.</text:p>
            </text:list-item>
          </text:list>
        </text:list-item>
        <text:list-item>
          <text:p text:style-name="P24"><text:span text:style-name="Strong_20_Emphasis">Hosts:</text:span></text:p>
          <text:list>
            <text:list-item>
              <text:p text:style-name="P24">Connected to bridges on each VTEP.</text:p>
            </text:list-item>
            <text:list-item>
              <text:p text:style-name="P24">No IP required → MAC discovery handled by EVPN.</text:p>
            </text:list-item>
          </text:list>
        </text:list-item>
      </text:list>
      <text:p text:style-name="Horizontal_20_Line"/>
      <text:h text:style-name="Heading_20_2" text:outline-level="2"><text:span text:style-name="Strong_20_Emphasis">Verification Path</text:span></text:h>
      <text:list text:style-name="L22">
        <text:list-item>
          <text:p text:style-name="P25">Start underlay → check OSPF adjacency.</text:p>
        </text:list-item>
        <text:list-item>
          <text:p text:style-name="P25">Start BGP EVPN → check Type 3 routes (VNI 10 present).</text:p>
        </text:list-item>
        <text:list-item>
          <text:p text:style-name="P25">Boot one host → check new Type 2 route advertised (MAC/IP).</text:p>
        </text:list-item>
        <text:list-item>
          <text:p text:style-name="P25">Boot second host → ping → traffic goes via VXLAN tunnel.</text:p>
        </text:list-item>
      </text:list>
      <text:p text:style-name="Horizontal_20_Line"/>
      <text:p text:style-name="Text_20_body">👉 If you want, I can also create <text:span text:style-name="Strong_20_Emphasis">ready-to-use GNS3 </text:span><text:span text:style-name="Strong_20_Emphasis"><text:span text:style-name="Source_20_Text">.gns3topology</text:span></text:span><text:span text:style-name="Strong_20_Emphasis"> JSON snippets</text:span> that you can import directly into your project instead of building from scrat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5:36:09.640172300</meta:creation-date>
    <dc:date>2025-09-28T15:36:48.631348800</dc:date>
    <meta:editing-duration>PT41S</meta:editing-duration>
    <meta:editing-cycles>1</meta:editing-cycles>
    <meta:document-statistic meta:table-count="0" meta:image-count="0" meta:object-count="0" meta:page-count="10" meta:paragraph-count="295" meta:word-count="1907" meta:character-count="11766" meta:non-whitespace-character-count="9428"/>
    <meta:generator>LibreOffice/25.2.5.2$Windows_X86_64 LibreOffice_project/03d19516eb2e1dd5d4ccd751a0d6f35f35e08022</meta:generator>
  </office:meta>
</office:document-meta>
</file>